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ZNRUS+CMMI10" svg:font-family="AZNRUS+CMMI10"/>
    <style:font-face style:name="CVNTFI+CMR12" svg:font-family="CVNTFI+CMR12"/>
    <style:font-face style:name="GUBUIE+CMR12" svg:font-family="GUBUIE+CMR12"/>
    <style:font-face style:name="IQJGGZ+CMMI12" svg:font-family="IQJGGZ+CMMI12"/>
    <style:font-face style:name="JHDYHK+CMMI8" svg:font-family="JHDYHK+CMMI8"/>
    <style:font-face style:name="KCPXOC+CMBX10" svg:font-family="KCPXOC+CMBX10"/>
    <style:font-face style:name="Lohit Hindi1" svg:font-family="'Lohit Hindi'"/>
    <style:font-face style:name="MPCPIT+CMMI12" svg:font-family="MPCPIT+CMMI12"/>
    <style:font-face style:name="OpenSymbol" svg:font-family="OpenSymbol"/>
    <style:font-face style:name="PHDLKF+CMMI8" svg:font-family="PHDLKF+CMMI8"/>
    <style:font-face style:name="QBEQCG+CMR8" svg:font-family="QBEQCG+CMR8"/>
    <style:font-face style:name="RHXVKY+CMSY10" svg:font-family="RHXVKY+CMSY10"/>
    <style:font-face style:name="TKIJXR+CMTI10" svg:font-family="TKIJXR+CMTI10"/>
    <style:font-face style:name="TTODEF+CMR10" svg:font-family="TTODEF+CMR10"/>
    <style:font-face style:name="Ubuntu" svg:font-family="Ubuntu"/>
    <style:font-face style:name="WGRIHE+CMBX12" svg:font-family="WGRIHE+CMBX12"/>
    <style:font-face style:name="YVQTVE+CMMI8" svg:font-family="YVQTVE+CMMI8"/>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style:font-name="TTODEF+CMR10" fo:font-size="11pt" style:font-name-asian="TTODEF+CMR10" style:font-size-asian="11pt" style:font-name-complex="TTODEF+CMR10" style:font-size-complex="11pt"/>
    </style:style>
    <style:style style:name="P2" style:family="paragraph" style:parent-style-name="Standard">
      <style:paragraph-properties fo:text-align="start" style:justify-single-word="false" style:text-autospace="none"/>
      <style:text-properties style:font-name="TTODEF+CMR10" fo:font-size="11pt" style:font-name-asian="TTODEF+CMR10" style:font-size-asian="11pt" style:font-name-complex="TTODEF+CMR10" style:font-size-complex="11pt"/>
    </style:style>
    <style:style style:name="P3" style:family="paragraph" style:parent-style-name="Standard">
      <style:text-properties style:font-name="Times New Roman" fo:font-size="11pt" style:font-name-asian="KCPXOC+CMBX10" style:font-size-asian="11pt" style:font-name-complex="KCPXOC+CMBX10" style:font-size-complex="11pt"/>
    </style:style>
    <style:style style:name="P4" style:family="paragraph" style:parent-style-name="Standard">
      <style:paragraph-properties fo:text-align="start" style:justify-single-word="false" style:text-autospace="none"/>
      <style:text-properties style:font-name="Times New Roman" fo:font-size="11pt" style:font-name-asian="KCPXOC+CMBX10" style:font-size-asian="11pt" style:font-name-complex="KCPXOC+CMBX10" style:font-size-complex="11pt"/>
    </style:style>
    <style:style style:name="P5" style:family="paragraph" style:parent-style-name="Standard">
      <style:text-properties style:font-name="Times New Roman" fo:font-size="11pt" style:font-name-asian="TTODEF+CMR10" style:font-size-asian="11pt" style:font-name-complex="TTODEF+CMR10" style:font-size-complex="11pt"/>
    </style:style>
    <style:style style:name="P6" style:family="paragraph" style:parent-style-name="Standard">
      <style:paragraph-properties fo:text-align="start" style:justify-single-word="false" style:text-autospace="none"/>
      <style:text-properties style:font-name="Times New Roman" fo:font-size="11pt" style:font-name-asian="TTODEF+CMR10" style:font-size-asian="11pt" style:font-name-complex="TTODEF+CMR10" style:font-size-complex="11pt"/>
    </style:style>
    <style:style style:name="P7" style:family="paragraph" style:parent-style-name="Standard">
      <style:paragraph-properties fo:text-align="start" style:justify-single-word="false" style:text-autospace="none"/>
      <style:text-properties style:font-name="Times New Roman" fo:font-size="11pt" fo:font-weight="bold" style:font-name-asian="TTODEF+CMR10" style:font-size-asian="11pt" style:font-weight-asian="bold" style:font-name-complex="TTODEF+CMR10" style:font-size-complex="11pt" style:font-weight-complex="bold"/>
    </style:style>
    <style:style style:name="P8" style:family="paragraph" style:parent-style-name="Standard">
      <style:paragraph-properties fo:text-align="start" style:justify-single-word="false" style:text-autospace="none"/>
      <style:text-properties style:font-name="Times New Roman" fo:font-size="10pt" style:font-name-asian="RHXVKY+CMSY10" style:font-size-asian="10pt" style:font-name-complex="RHXVKY+CMSY10" style:font-size-complex="10pt"/>
    </style:style>
    <style:style style:name="P9" style:family="paragraph" style:parent-style-name="Standard">
      <style:paragraph-properties fo:text-align="start" style:justify-single-word="false" style:text-autospace="none"/>
      <style:text-properties style:font-name="Times New Roman" fo:font-size="12pt" style:font-name-asian="CVNTFI+CMR12" style:font-size-asian="12pt" style:font-name-complex="CVNTFI+CMR12" style:font-size-complex="12pt"/>
    </style:style>
    <style:style style:name="P10" style:family="paragraph" style:parent-style-name="Standard">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11" style:family="paragraph" style:parent-style-name="Standard">
      <style:paragraph-properties fo:text-align="start" style:justify-single-word="false" style:text-autospace="none"/>
      <style:text-properties style:font-name="CVNTFI+CMR12" fo:font-size="12pt" fo:font-weight="bold" style:font-name-asian="CVNTFI+CMR12" style:font-size-asian="12pt" style:font-weight-asian="bold" style:font-name-complex="CVNTFI+CMR12" style:font-size-complex="12pt" style:font-weight-complex="bold"/>
    </style:style>
    <style:style style:name="P12" style:family="paragraph" style:parent-style-name="Standard">
      <style:text-properties fo:font-weight="bold" style:font-weight-asian="bold" style:font-weight-complex="bold"/>
    </style:style>
    <style:style style:name="P13" style:family="paragraph" style:parent-style-name="Standard">
      <style:text-properties style:font-name="KCPXOC+CMBX10" fo:font-size="11pt" fo:font-weight="bold" style:font-name-asian="KCPXOC+CMBX10" style:font-size-asian="11pt" style:font-weight-asian="bold" style:font-name-complex="KCPXOC+CMBX10" style:font-size-complex="11pt" style:font-weight-complex="bold"/>
    </style:style>
    <style:style style:name="P14" style:family="paragraph" style:parent-style-name="Standard">
      <style:paragraph-properties fo:text-align="start" style:justify-single-word="false" style:text-autospace="none"/>
      <style:text-properties style:font-name="RHXVKY+CMSY10" fo:font-size="12pt" style:font-name-asian="RHXVKY+CMSY10" style:font-size-asian="12pt" style:font-name-complex="RHXVKY+CMSY10" style:font-size-complex="12pt"/>
    </style:style>
    <style:style style:name="P15" style:family="paragraph" style:parent-style-name="Standard">
      <style:paragraph-properties fo:text-align="start" style:justify-single-word="false" style:text-autospace="none"/>
      <style:text-properties style:text-position="0% 100%" style:font-name="CVNTFI+CMR12" fo:font-size="12pt" style:font-name-asian="CVNTFI+CMR12" style:font-size-asian="12pt" style:font-name-complex="CVNTFI+CMR12" style:font-size-complex="12pt"/>
    </style:style>
    <style:style style:name="P16" style:family="paragraph" style:parent-style-name="Standard">
      <style:paragraph-properties fo:text-align="start" style:justify-single-word="false" fo:break-before="page" style:text-autospace="none"/>
      <style:text-properties style:font-name="Times New Roman" fo:font-size="11pt" fo:font-weight="bold" style:font-name-asian="TTODEF+CMR10" style:font-size-asian="11pt" style:font-weight-asian="bold" style:font-name-complex="TTODEF+CMR10" style:font-size-complex="11pt" style:font-weight-complex="bold"/>
    </style:style>
    <style:style style:name="P17" style:family="paragraph" style:parent-style-name="Standard" style:list-style-name="L1">
      <style:text-properties style:font-name="KCPXOC+CMBX10" fo:font-size="11pt" style:font-name-asian="KCPXOC+CMBX10" style:font-size-asian="11pt" style:font-name-complex="KCPXOC+CMBX10" style:font-size-complex="11pt"/>
    </style:style>
    <style:style style:name="P18" style:family="paragraph" style:parent-style-name="Standard" style:list-style-name="L1">
      <style:text-properties style:font-name="TTODEF+CMR10" fo:font-size="11pt" style:font-name-asian="TTODEF+CMR10" style:font-size-asian="11pt" style:font-name-complex="TTODEF+CMR10" style:font-size-complex="11pt"/>
    </style:style>
    <style:style style:name="P19" style:family="paragraph" style:parent-style-name="Standard" style:list-style-name="L2">
      <style:paragraph-properties fo:text-align="start" style:justify-single-word="false" style:text-autospace="none"/>
      <style:text-properties style:font-name="TTODEF+CMR10" fo:font-size="11pt" style:font-name-asian="TTODEF+CMR10" style:font-size-asian="11pt" style:font-name-complex="TTODEF+CMR10" style:font-size-complex="11pt"/>
    </style:style>
    <style:style style:name="P20" style:family="paragraph" style:parent-style-name="Standard" style:list-style-name="L3">
      <style:paragraph-properties fo:text-align="start" style:justify-single-word="false" style:text-autospace="none"/>
      <style:text-properties style:font-name="WGRIHE+CMBX12" fo:font-size="12pt" fo:font-weight="bold" style:font-name-asian="WGRIHE+CMBX12" style:font-size-asian="12pt" style:font-weight-asian="bold" style:font-name-complex="WGRIHE+CMBX12" style:font-size-complex="12pt" style:font-weight-complex="bold"/>
    </style:style>
    <style:style style:name="P21" style:family="paragraph" style:parent-style-name="Standard" style:list-style-name="L4">
      <style:paragraph-properties fo:text-align="start" style:justify-single-word="false" style:text-autospace="none"/>
      <style:text-properties style:font-name="WGRIHE+CMBX12" fo:font-size="12pt" fo:font-weight="bold" style:font-name-asian="WGRIHE+CMBX12" style:font-size-asian="12pt" style:font-weight-asian="bold" style:font-name-complex="WGRIHE+CMBX12" style:font-size-complex="12pt" style:font-weight-complex="bold"/>
    </style:style>
    <style:style style:name="P22" style:family="paragraph" style:parent-style-name="Standard" style:list-style-name="L3">
      <style:paragraph-properties fo:text-align="start" style:justify-single-word="false" style:text-autospace="none"/>
      <style:text-properties style:font-name="RHXVKY+CMSY10" fo:font-size="10pt" style:font-name-asian="RHXVKY+CMSY10" style:font-size-asian="10pt" style:font-name-complex="RHXVKY+CMSY10" style:font-size-complex="10pt"/>
    </style:style>
    <style:style style:name="P23" style:family="paragraph" style:parent-style-name="Standard" style:list-style-name="L6">
      <style:paragraph-properties fo:text-align="start" style:justify-single-word="false" style:text-autospace="none"/>
      <style:text-properties style:font-name="RHXVKY+CMSY10" fo:font-size="10pt" style:font-name-asian="RHXVKY+CMSY10" style:font-size-asian="10pt" style:font-name-complex="RHXVKY+CMSY10" style:font-size-complex="10pt"/>
    </style:style>
    <style:style style:name="P24" style:family="paragraph" style:parent-style-name="Standard" style:list-style-name="L3">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25" style:family="paragraph" style:parent-style-name="Standard" style:list-style-name="L4">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26" style:family="paragraph" style:parent-style-name="Standard" style:list-style-name="L5">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27" style:family="paragraph" style:parent-style-name="Standard" style:list-style-name="L6">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28" style:family="paragraph" style:parent-style-name="Standard">
      <style:paragraph-properties fo:text-align="start" style:justify-single-word="false" style:text-autospace="none"/>
      <style:text-properties style:font-name="CVNTFI+CMR12" fo:font-size="12pt" style:font-name-asian="CVNTFI+CMR12" style:font-size-asian="12pt" style:font-name-complex="CVNTFI+CMR12" style:font-size-complex="12pt"/>
    </style:style>
    <style:style style:name="P29" style:family="paragraph" style:parent-style-name="Standard" style:list-style-name="L5">
      <style:paragraph-properties fo:text-align="start" style:justify-single-word="false" style:text-autospace="none"/>
    </style:style>
    <style:style style:name="P30" style:family="paragraph" style:parent-style-name="Standard">
      <style:paragraph-properties fo:text-align="start" style:justify-single-word="false" style:text-autospace="none"/>
      <style:text-properties style:font-name="Times New Roman" fo:font-size="12pt" style:font-name-asian="CVNTFI+CMR12" style:font-size-asian="12pt" style:font-name-complex="CVNTFI+CMR12" style:font-size-complex="12pt"/>
    </style:style>
    <style:style style:name="P31" style:family="paragraph" style:parent-style-name="Standard" style:list-style-name="L6">
      <style:paragraph-properties fo:text-align="start" style:justify-single-word="false" style:text-autospace="none"/>
      <style:text-properties style:font-name="Times New Roman" fo:font-size="12pt" style:font-name-asian="CVNTFI+CMR12" style:font-size-asian="12pt" style:font-name-complex="CVNTFI+CMR12" style:font-size-complex="12pt"/>
    </style:style>
    <style:style style:name="P32" style:family="paragraph" style:parent-style-name="Standard">
      <style:paragraph-properties fo:text-align="start" style:justify-single-word="false" style:text-autospace="none"/>
      <style:text-properties style:font-name="Times New Roman" fo:font-size="11pt" style:font-name-asian="TTODEF+CMR10" style:font-size-asian="11pt" style:font-name-complex="TTODEF+CMR10" style:font-size-complex="11pt"/>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weight="normal" style:font-weight-asian="normal" style:font-weight-complex="normal"/>
    </style:style>
    <style:style style:name="T1" style:family="text">
      <style:text-properties style:font-name="TTODEF+CMR10" style:font-name-asian="TTODEF+CMR10" style:font-name-complex="TTODEF+CMR10"/>
    </style:style>
    <style:style style:name="T2" style:family="text">
      <style:text-properties style:font-name="AZNRUS+CMMI10" style:font-name-asian="AZNRUS+CMMI10" style:font-name-complex="AZNRUS+CMMI10"/>
    </style:style>
    <style:style style:name="T3" style:family="text">
      <style:text-properties style:font-name="JHDYHK+CMMI8" fo:font-size="8pt" style:font-name-asian="JHDYHK+CMMI8" style:font-size-asian="8pt" style:font-name-complex="JHDYHK+CMMI8" style:font-size-complex="8pt"/>
    </style:style>
    <style:style style:name="T4" style:family="text">
      <style:text-properties style:font-name="TKIJXR+CMTI10" style:font-name-asian="TKIJXR+CMTI10" style:font-name-complex="TKIJXR+CMTI10"/>
    </style:style>
    <style:style style:name="T5" style:family="text">
      <style:text-properties style:font-name-asian="TTODEF+CMR10" style:font-name-complex="TTODEF+CMR10"/>
    </style:style>
    <style:style style:name="T6" style:family="text">
      <style:text-properties style:font-name="Times New Roman1"/>
    </style:style>
    <style:style style:name="T7" style:family="text">
      <style:text-properties style:font-name="Times New Roman1" style:font-name-asian="TTODEF+CMR10" style:font-name-complex="TTODEF+CMR10"/>
    </style:style>
    <style:style style:name="T8" style:family="text">
      <style:text-properties style:text-position="sub 58%"/>
    </style:style>
    <style:style style:name="T9" style:family="text">
      <style:text-properties style:text-position="sub 58%" style:font-name-asian="TTODEF+CMR10" style:font-name-complex="TTODEF+CMR10"/>
    </style:style>
    <style:style style:name="T10" style:family="text">
      <style:text-properties style:text-position="sub 58%" style:font-name="Times New Roman1"/>
    </style:style>
    <style:style style:name="T11" style:family="text">
      <style:text-properties style:text-position="sub 58%" style:font-name="Times New Roman" style:font-name-asian="IQJGGZ+CMMI12" style:font-name-complex="IQJGGZ+CMMI12"/>
    </style:style>
    <style:style style:name="T12" style:family="text">
      <style:text-properties style:text-position="0% 100%"/>
    </style:style>
    <style:style style:name="T13" style:family="text">
      <style:text-properties style:text-position="0% 100%" style:font-name-asian="TTODEF+CMR10" style:font-name-complex="TTODEF+CMR10"/>
    </style:style>
    <style:style style:name="T14" style:family="text">
      <style:text-properties style:text-position="0% 100%" style:font-name="Times New Roman1"/>
    </style:style>
    <style:style style:name="T15" style:family="text">
      <style:text-properties fo:font-size="12pt" style:font-name-asian="CVNTFI+CMR12" style:font-size-asian="12pt" style:font-name-complex="CVNTFI+CMR12" style:font-size-complex="12pt"/>
    </style:style>
    <style:style style:name="T16" style:family="text">
      <style:text-properties style:font-name="CVNTFI+CMR12" fo:font-size="12pt" style:font-name-asian="CVNTFI+CMR12" style:font-size-asian="12pt" style:font-name-complex="CVNTFI+CMR12" style:font-size-complex="12pt"/>
    </style:style>
    <style:style style:name="T17" style:family="text">
      <style:text-properties style:font-name="IQJGGZ+CMMI12" fo:font-size="12pt" style:font-name-asian="IQJGGZ+CMMI12" style:font-size-asian="12pt" style:font-name-complex="IQJGGZ+CMMI12" style:font-size-complex="12pt"/>
    </style:style>
    <style:style style:name="T18" style:family="text">
      <style:text-properties style:font-name="IQJGGZ+CMMI12" style:font-name-asian="IQJGGZ+CMMI12" style:font-name-complex="IQJGGZ+CMMI12"/>
    </style:style>
    <style:style style:name="T19" style:family="text">
      <style:text-properties style:font-name="QBEQCG+CMR8" fo:font-size="8pt" style:font-name-asian="QBEQCG+CMR8" style:font-size-asian="8pt" style:font-name-complex="QBEQCG+CMR8" style:font-size-complex="8pt"/>
    </style:style>
    <style:style style:name="T20" style:family="text">
      <style:text-properties style:font-name="PHDLKF+CMMI8" fo:font-size="8pt" style:font-name-asian="PHDLKF+CMMI8" style:font-size-asian="8pt" style:font-name-complex="PHDLKF+CMMI8" style:font-size-complex="8pt"/>
    </style:style>
    <style:style style:name="T21" style:family="text">
      <style:text-properties style:font-name="RHXVKY+CMSY10" fo:font-size="10pt" style:font-name-asian="RHXVKY+CMSY10" style:font-name-complex="RHXVKY+CMSY10"/>
    </style:style>
    <style:style style:name="T22" style:family="text">
      <style:text-properties style:font-name="RHXVKY+CMSY10" style:font-name-asian="RHXVKY+CMSY10" style:font-name-complex="RHXVKY+CMSY10"/>
    </style:style>
    <style:style style:name="T23" style:family="text">
      <style:text-properties style:font-name="RHXVKY+CMSY10" fo:font-size="12pt" style:font-name-asian="RHXVKY+CMSY10" style:font-size-asian="12pt" style:font-name-complex="RHXVKY+CMSY10" style:font-size-complex="12pt"/>
    </style:style>
    <style:style style:name="T24" style:family="text">
      <style:text-properties style:font-name="Ubuntu"/>
    </style:style>
    <style:style style:name="T25" style:family="text">
      <style:text-properties style:font-name="Ubuntu" style:font-name-asian="IQJGGZ+CMMI12" style:font-name-complex="IQJGGZ+CMMI12"/>
    </style:style>
    <style:style style:name="T26" style:family="text">
      <style:text-properties style:font-name="Ubuntu" fo:font-size="12pt" style:font-name-asian="IQJGGZ+CMMI12" style:font-size-asian="12pt" style:font-name-complex="IQJGGZ+CMMI12" style:font-size-complex="12pt"/>
    </style:style>
    <style:style style:name="T27" style:family="text">
      <style:text-properties style:font-name="Ubuntu" fo:font-size="12pt" style:font-name-asian="CVNTFI+CMR12" style:font-size-asian="12pt" style:font-name-complex="CVNTFI+CMR12" style:font-size-complex="12pt"/>
    </style:style>
    <style:style style:name="T28" style:family="text">
      <style:text-properties style:font-name="Ubuntu" fo:font-size="12pt" style:font-name-asian="Ubuntu" style:font-size-asian="12pt" style:font-name-complex="Ubuntu" style:font-size-complex="12pt"/>
    </style:style>
    <style:style style:name="T29" style:family="text">
      <style:text-properties style:font-name="Ubuntu" fo:font-size="8pt" style:font-name-asian="PHDLKF+CMMI8" style:font-size-asian="8pt" style:font-name-complex="PHDLKF+CMMI8" style:font-size-complex="8pt"/>
    </style:style>
    <style:style style:name="T30" style:family="text">
      <style:text-properties style:font-name="Ubuntu" style:font-name-asian="RHXVKY+CMSY10" style:font-name-complex="RHXVKY+CMSY10"/>
    </style:style>
    <style:style style:name="T31" style:family="text">
      <style:text-properties style:font-name="Ubuntu" style:font-name-asian="Ubuntu" style:font-name-complex="Ubuntu"/>
    </style:style>
    <style:style style:name="T32" style:family="text">
      <style:text-properties style:font-name-asian="GUBUIE+CMR12" style:font-name-complex="GUBUIE+CMR12"/>
    </style:style>
    <style:style style:name="T33" style:family="text">
      <style:text-properties fo:font-size="8pt" style:font-name-asian="YVQTVE+CMMI8" style:font-size-asian="8pt" style:font-name-complex="YVQTVE+CMMI8" style:font-size-complex="8pt"/>
    </style:style>
    <style:style style:name="T34" style:family="text">
      <style:text-properties style:font-name="Times New Roman" style:font-name-asian="IQJGGZ+CMMI12" style:font-name-complex="IQJGGZ+CMMI12"/>
    </style:style>
    <style:style style:name="T35" style:family="text">
      <style:text-properties style:font-name="Times New Roman" fo:font-size="11pt" style:font-name-asian="TTODEF+CMR10" style:font-size-asian="11pt" style:font-name-complex="TTODEF+CMR10" style:font-size-complex="11pt"/>
    </style:style>
    <style:style style:name="fr1"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econd Response to Reviewers for JAS-3568, <text:span text:style-name="T35">“The influence of the cloud shell on tracer budget measurements of LES cloud entrainment”</text:span></text:p>
      <text:p text:style-name="P12"><text:span text:style-name="T35"/></text:p>
      <text:p text:style-name="P12"><text:span text:style-name="T35">General Reponse</text:span></text:p>
      <text:p text:style-name="P12"><text:span text:style-name="T35"/></text:p>
      <text:p text:style-name="P34"><text:span text:style-name="T35">During the course of responding to the reviewers' comments, we realized that diffusion processes should be included in the entrainment/detrainment terms of equation (5) instead of in the forcing term. <text:s/>This change brings the tracer budget and transformed direct entrainment and detrainment calculations into line, obviating the need for section 3c and Figure 4 of the original text. <text:s/>We have therefore removed this section and figure.</text:span></text:p>
      <text:p text:style-name="P12"/>
      <text:p text:style-name="P12">Response to Reviewer A</text:p>
      <text:p text:style-name="P13"/>
      <text:list xml:id="list35874510" text:style-name="L1">
        <text:list-item>
          <text:p text:style-name="P17"><text:span text:style-name="T1">F</text:span><text:span text:style-name="T1">our terms are very important and need more discussion. These are “bulk,” “cloud,” “entrainment,” and “tracer.”</text:span></text:p>
          <text:p text:style-name="P17"/>
          <text:p text:style-name="P18">The term “bulk” is first used on page 2, line 17, but is not defined. It has a particular meaning that is quite important. ”Bulk” refers to a type of model that attempts to represent the properties of an ensemble of cumulus clouds with a single entraining/detraining plume. The ensemble it attempts to represent consists of cumulus clouds (”plumes”) with different properties (including maximum cloud top height, in-cloud profiles, entrainment and detrainment rates, etc). Siebesma and Cuijpers (1995) discuss the problem of calculating appropriate entrainment and detrainment rates for such a model. </text:p>
        </text:list-item>
      </text:list>
      <text:p text:style-name="P6"/>
      <text:p text:style-name="P4"><text:span text:style-name="T5">Upon considering this, we have decided that simply removing the term 'bulk' would be the simplest solution. <text:s/>Accordingly w</text:span><text:span text:style-name="T5">e have changed the title of the paper to “The influence of the cloud shell on tracer budget measurements of LES cloud entrainment”.</text:span></text:p>
      <text:list xml:id="list2112323666" text:continue-numbering="true" text:style-name="L1">
        <text:list-header>
          <text:p text:style-name="P18"/>
          <text:p text:style-name="P18">The term ”cloud” as used in the manuscript actually refers to an ensemble of cumulus clouds, or a ”bulk” model of such an ensemble represented as a single entraining/detraining plume.</text:p>
          <text:p text:style-name="P18"/>
          <text:p text:style-name="P18">The term ”entrainment” has multiple meanings in this paper. How entrainment is defined for a ”bulk cloud” model or plume that is trying to represent the average properties of an ensemble of cumulus clouds depends on the goals of the model. If the goal is to predict the correct maximum cloud top height (non-buoyancy level) of the cumulus cloud ensemble, using a single or ”bulk” entraining plume, the appropriate ”bulk” entrainment rate may differ from the average entrainment rate obtained from a LES of such a cumulus cloud ensemble. In some circumstances, it may not be possible to match the LES maximum cloud top heights with such a model unless detrainment of air that is less buoyant than the ensemble mean is allowed. This has been called ”buoyancy sorting,” and it must be allowed to occur in a bulk cloud model when cumulus clouds with different maximum cloud top heights co-exist.</text:p>
        </text:list-header>
      </text:list>
      <text:p text:style-name="P1"/>
      <text:p text:style-name="P3"><text:span text:style-name="T5">Actually, </text:span><text:span text:style-name="T5">the entrainment rate of the bulk “plume” is simply equal to the sum of the entrainment rates of the individual cloud plumes in the ensemble. <text:s/></text:span><text:span text:style-name="T5">The varying cloud top heights of the individual clouds do not change this, in fact the disappearance of individual clouds from the ensemble with height is an important factor determining the bulk entrainment rate. </text:span><text:span text:style-name="T5">The fractional entrainment rate </text:span><text:span text:style-name="T7">ε</text:span><text:span text:style-name="T7"> <text:s/>(= E/M) </text:span><text:span text:style-name="T5"><text:s/></text:span><text:span text:style-name="T5">of individual clouds has a more complicated relationship</text:span><text:span text:style-name="T5"> </text:span><text:span text:style-name="T5">to the bulk cloud </text:span><text:span text:style-name="T5">plume </text:span><text:span text:style-name="T7">ε</text:span><text:span text:style-name="T5">, but we do not discuss the fractional entrainment rate in this paper. <text:s/>The</text:span><text:span text:style-name="T5"> differing entrainment rates between the bulk tracer and the direct entrainment calculations is a direct result of the presence of the cloud shell as both we and Romps (2010) have demonstrated.</text:span></text:p>
      <text:list xml:id="list648429097" text:continue-numbering="true" text:style-name="L1">
        <text:list-header>
          <text:p text:style-name="P18"/>
          <text:p text:style-name="P18"><text:soft-page-break/>This reviewer now wonders whether the explanations offered by the authors of the</text:p>
          <text:p text:style-name="P17"><text:span text:style-name="T1">differences between averaged direct entrainment rates and the bulk entrainment rates could be more simply viewed as manifestations of trying to represent the properties of an ensemble of cumulus clouds (or ensemble of entraining plumes) with a single ”bulk” plume. In nature (or LES) there is NOT a single cloud or plume type, so an explanation that relies on the properties of the bulk plume shell or bulk plume edges is not a physical explanation. It is an explanation in terms of a conceptual model. The conclusion that the ”dynamics of the cloud shell should be </text:span><text:span text:style-name="T1">included in parameterization of cumulus clouds” in GCMs seems to mean that the bulk cloud model now needs to include a bulk cloud shell component. Perhaps it would be simpler to stick with the original simple plume model but allow multiple plume types as in Arakawa and Schubert (1974).</text:span></text:p>
        </text:list-header>
      </text:list>
      <text:p text:style-name="P1"/>
      <text:p text:style-name="P5">It is reasonably clear from the direct flux calculations of humidity entrainment that entrainment is occurring at a humidity different than that of the environment, and an Arakawa and Schubert multiple-plume model would not change that fact. <text:s/>This can easily be seen by summing the individual humidity entrainment contributions of a spectrum of plumes:</text:p>
      <text:p text:style-name="P5"/>
      <text:p text:style-name="P3"><text:span text:style-name="T5"><text:tab/><text:tab/><text:tab/><text:tab/><text:tab/><text:tab/></text:span><text:span text:style-name="T5"><draw:frame draw:style-name="fr1" draw:name="Object1" text:anchor-type="as-char" svg:y="-0.76cm" svg:width="2.579cm" svg:height="0.586cm" draw:z-index="0"><draw:object xlink:href="./Object 1" xlink:type="simple" xlink:show="embed" xlink:actuate="onLoad"/><draw:image xlink:href="./ObjectReplacements/Object 1" xlink:type="simple" xlink:show="embed" xlink:actuate="onLoad"/></draw:frame></text:span></text:p>
      <text:p text:style-name="P3"><text:span text:style-name="T5">For q to be larger than the environmental value, at least some of the q</text:span><text:span text:style-name="T9">n </text:span><text:span text:style-name="T13">values must be larger than the environmental value. <text:s/>Thus, even if many of the individual clouds were entraining undiluted environmental air, the rest would be entraining modified air from the shell and the multiple-plume model would have to take this shell into account. <text:s/>This might indeed be needed to accurately model cloud ensembles, but it will not be simpler. <text:s/>We believe the effect of the cloud shell </text:span><text:span text:style-name="T13">should be included </text:span><text:span text:style-name="T13">in the parameterization of the entrainment rate before more complicated changes are made.</text:span></text:p>
      <text:p text:style-name="P1"/>
      <text:list xml:id="list694346005" text:continue-numbering="true" text:style-name="L1">
        <text:list-header>
          <text:p text:style-name="P18"/>
        </text:list-header>
        <text:list-item>
          <text:p text:style-name="P17">In view of my comments above, consider changing the title of the paper. The ’cloud shell’ that you refer to in the title is a composite of the air entrained into clouds of different types (maximum cloud top heights), and does not exist as an actual structure in LES or in nature.</text:p>
          <text:p text:style-name="P17"/>
        </text:list-item>
      </text:list>
      <text:p text:style-name="P3"><text:span text:style-name="T5">The presence of a shell of mixed cloud and environment air around individual cumulus clouds is a feature </text:span><text:span text:style-name="T5">well</text:span><text:span text:style-name="T5"> supported by observational (</text:span><text:span text:style-name="T5">Jonas 19</text:span><text:span text:style-name="T5">90</text:span><text:span text:style-name="T5">, </text:span><text:span text:style-name="T5">Rodts et al 2003, Heus et al 2009, </text:span><text:span text:style-name="T5">Wang and Geerts 2010</text:span><text:span text:style-name="T5">) and modelling (Heus and Jonker 2008, Jonker et al 2008) results. <text:s/></text:span><text:span text:style-name="T5">We have added these references to our introduction.</text:span></text:p>
      <text:p text:style-name="P5"/>
      <text:p text:style-name="P5">Furthermore, we have demonstrated in Figures 2 and 5 that the average values of humidity and vertical velocity in the points just outside the cloud core (the “shell”) and just inside the cloud core (the “edge”) are not the same as the mean environment and core values. <text:s/>We do not see how this could be an artifact resulting from averaging a spectrum of clouds with different cloud types.</text:p>
      <text:list xml:id="list535003659" text:continue-numbering="true" text:style-name="L1">
        <text:list-header>
          <text:p text:style-name="P17"/>
        </text:list-header>
        <text:list-item>
          <text:p text:style-name="P18">p 1, lines 1, 8: Change ’cloud cores’ to ’cumulus cloud cores.’</text:p>
        </text:list-item>
        <text:list-item>
          <text:p text:style-name="P18">p 1, line 3: Specify which tracers.</text:p>
        </text:list-item>
      </text:list>
      <text:list xml:id="list1417155690" text:style-name="L2">
        <text:list-item>
          <text:p text:style-name="P19">p 1, line 9: Change ’clouds’ to ’cumulus clouds’.</text:p>
        </text:list-item>
      </text:list>
      <text:p text:style-name="P2"/>
      <text:p text:style-name="P6">Done.</text:p>
      <text:list xml:id="list1082471079" text:continue-numbering="true" text:style-name="L2">
        <text:list-header>
          <text:p text:style-name="P19"/>
        </text:list-header>
        <text:list-item>
          <text:p text:style-name="P19">p 1, line 11: See my comments above about the ’cloud shell’.</text:p>
        </text:list-item>
      </text:list>
      <text:p text:style-name="P2"/>
      <text:p text:style-name="P6">We have left this unchanged, as per our comments above.</text:p>
      <text:list xml:id="list379817647" text:continue-numbering="true" text:style-name="L2">
        <text:list-header>
          <text:p text:style-name="P19"/>
        </text:list-header>
        <text:list-item>
          <text:p text:style-name="P19"><text:soft-page-break/>p 1, line 16: Change ’these’ to ’cumulus’, and ’effects’ to ’fluxes’.</text:p>
        </text:list-item>
        <text:list-item>
          <text:p text:style-name="P19">p 1, line 20: Change ’parametrization’ to ’parametrizations’.</text:p>
        </text:list-item>
        <text:list-item>
          <text:p text:style-name="P19">p 2, line 1: After ’plume’ add ’to represent an ensemble of cumulus clouds’.</text:p>
        </text:list-item>
        <text:list-item>
          <text:p text:style-name="P19"><text:s/>p 2, line 6: Change ’point’ to ’level’.</text:p>
        </text:list-item>
        <text:list-item>
          <text:p text:style-name="P19"><text:s/>p 2, line 6: Change ’cloud’ to ’cloud ensemble’.</text:p>
        </text:list-item>
        <text:list-item>
          <text:p text:style-name="P19"><text:s/>p 2, line 8: Change After ’cloud’ add to ’detrainment rate of cloud air into the environment’.</text:p>
        </text:list-item>
        <text:list-item>
          <text:p text:style-name="P19"><text:s/>p 2, line 8: Change ’moisture’ to ’water vapor, condensate,’.</text:p>
        </text:list-item>
      </text:list>
      <text:p text:style-name="P6"/>
      <text:p text:style-name="P6">Done.</text:p>
      <text:list xml:id="list1368165106" text:continue-numbering="true" text:style-name="L2">
        <text:list-header>
          <text:p text:style-name="P19"/>
        </text:list-header>
        <text:list-item>
          <text:p text:style-name="P19"><text:s/>p 2, line 16: Omit ’LES’. The budget method could be used with suitable observations.</text:p>
        </text:list-item>
      </text:list>
      <text:p text:style-name="P6"/>
      <text:p text:style-name="P6">This is true, but in this paragraph we are talking solely about how entrainment and detrainment have been calculated in LES models. <text:s/>To our knowledge this technique is not commonly used in observational studies of entrainment and detrainment, so changing this sentence to the more general statement would be technically incorrect. <text:s/>We have left the sentence unchanged.</text:p>
      <text:list xml:id="list1523375668" text:continue-numbering="true" text:style-name="L2">
        <text:list-header>
          <text:p text:style-name="P19"/>
        </text:list-header>
        <text:list-item>
          <text:p text:style-name="P19"><text:s/>p 2, line 16: Change ’calculated’ to ’obtained’.</text:p>
        </text:list-item>
      </text:list>
      <text:p text:style-name="P6"/>
      <text:p text:style-name="P6">Done.</text:p>
      <text:list xml:id="list1027972677" text:continue-numbering="true" text:style-name="L2">
        <text:list-header>
          <text:p text:style-name="P19"/>
        </text:list-header>
        <text:list-item>
          <text:p text:style-name="P19"><text:s/>p 2, line 17: Define ’bulk’.</text:p>
        </text:list-item>
      </text:list>
      <text:p text:style-name="P2"/>
      <text:p text:style-name="P6">Instead of defining bulk here, we have removed the term as it does not significantly add to the discussion.</text:p>
      <text:p text:style-name="P6"/>
      <text:list xml:id="list817049753" text:continue-numbering="true" text:style-name="L2">
        <text:list-item>
          <text:p text:style-name="P19"><text:s/>p 2, line 18: Change ’clouds’ to ’cloud ensemble’.</text:p>
        </text:list-item>
        <text:list-item>
          <text:p text:style-name="P19"><text:s/>p 2, line 19: Change ’a cloud core plume’ to ’the ensemble of cloud core plumes’.</text:p>
        </text:list-item>
        <text:list-item>
          <text:p text:style-name="P19"><text:s/>p 4, line 8: Change ’that direct’ to ’that such direct’.</text:p>
        </text:list-item>
        <text:list-item>
          <text:p text:style-name="P19"><text:s/>p 4, line 11-12: Change ’environment’ to ’environment at that level’.</text:p>
        </text:list-item>
      </text:list>
      <text:p text:style-name="P2"/>
      <text:p text:style-name="P6">Done.</text:p>
      <text:p text:style-name="P2"/>
      <text:list xml:id="list2154290744" text:continue-numbering="true" text:style-name="L2">
        <text:list-item>
          <text:p text:style-name="P19"><text:s/>p 4, line 10-15: Romps’ conclusion could also be interpreted in terms of an ensemble of clouds that have a range of in-cloud properties at a given level.</text:p>
        </text:list-item>
      </text:list>
      <text:p text:style-name="P2"/>
      <text:p text:style-name="P6">The reviewer is incorrect; an ensemble of clouds with a range of in-cloud properties would affect the calculation of bulk tracer detrainment rates, but this cannot explain the difference between directly measured and bulk-tracer entrainment rates.</text:p>
      <text:list xml:id="list1096132800" text:continue-numbering="true" text:style-name="L2">
        <text:list-header>
          <text:p text:style-name="P19"/>
        </text:list-header>
        <text:list-item>
          <text:p text:style-name="P19"><text:s/>p 4, line 19: Change ’from model fluxes’ to ’using (3)’.</text:p>
        </text:list-item>
      </text:list>
      <text:p text:style-name="P2"/>
      <text:p text:style-name="P6">Done.</text:p>
      <text:p text:style-name="P2"/>
      <text:list xml:id="list2022609540" text:continue-numbering="true" text:style-name="L2">
        <text:list-item>
          <text:p text:style-name="P19"><text:s/>p 6, lines 7, 9, 14, 16: Momentum is not a tracer as usually defined.</text:p>
        </text:list-item>
      </text:list>
      <text:p text:style-name="P2"/>
      <text:p text:style-name="P6">We have altered these lines to refer to properties of the fluid instead of tracers.</text:p>
      <text:p text:style-name="P2"/>
      <text:list xml:id="list1828526049" text:continue-numbering="true" text:style-name="L2">
        <text:list-item>
          <text:p text:style-name="P19"><text:s/>p 6, line 11: Change ’point’ to ’ ’grid cell’.</text:p>
        </text:list-item>
      </text:list>
      <text:p text:style-name="P2"/>
      <text:p text:style-name="P6">Done.</text:p>
      <text:p text:style-name="P2"/>
      <text:list xml:id="list1728381970" text:continue-numbering="true" text:style-name="L2">
        <text:list-item>
          <text:p text:style-name="P19"><text:soft-page-break/><text:s/>p 7, line 12: State which two budget calculations.</text:p>
        </text:list-item>
      </text:list>
      <text:p text:style-name="P2"/>
      <text:p text:style-name="P6">This appears to be a mistake; we have changed this line to refer to the “Siebesma tracer budget and direct calculations.”</text:p>
      <text:p text:style-name="P6"/>
      <text:list xml:id="list1690461845" text:continue-numbering="true" text:style-name="L2">
        <text:list-item>
          <text:p text:style-name="P19"><text:s/>p 7, line 18: Change ’specific humidity’ to ’horizontal mean specific humidity’?</text:p>
        </text:list-item>
        <text:list-item>
          <text:p text:style-name="P19"><text:s/>p 8, line 8: Add comma after ’<text:span text:style-name="T3">E</text:span>’.</text:p>
        </text:list-item>
        <text:list-item>
          <text:p text:style-name="P19"><text:s/>p 8, line 14: Change ’substitute’ to ’use’.</text:p>
        </text:list-item>
        <text:list-item>
          <text:p text:style-name="P19"><text:s/>p 8, Eqs (9a,b): Explain why you use <text:span text:style-name="T2">E</text:span><text:span text:style-name="T3">T </text:span>instead of <text:span text:style-name="T2">E</text:span><text:span text:style-name="T3">ST </text:span>. You explain this in lines 4-7 on p 9, so I suggest just moving those lines to immediately follow Eqs (9a,b).</text:p>
        </text:list-item>
      </text:list>
      <text:p text:style-name="P2"/>
      <text:p text:style-name="P6">Done.</text:p>
      <text:p text:style-name="P2"/>
      <text:list xml:id="list1126358770" text:continue-numbering="true" text:style-name="L2">
        <text:list-item>
          <text:p text:style-name="P19"><text:s/>p 9, line 11: You may want to note that <text:span text:style-name="T2">a </text:span>= <text:span text:style-name="T2">A </text:span>and <text:span text:style-name="T2">b </text:span>= <text:span text:style-name="T2">B</text:span>.</text:p>
        </text:list-item>
      </text:list>
      <text:p text:style-name="P2"/>
      <text:p text:style-name="P6">Actually, a and b should be different than A and B, but we wrote the equations for a and b in the text incorrectly. <text:s/>Fixed.</text:p>
      <text:p text:style-name="P2"/>
      <text:list xml:id="list1529795482" text:continue-numbering="true" text:style-name="L2">
        <text:list-item>
          <text:p text:style-name="P19"><text:s/>p 10, lines 3-4: Using what for <text:span text:style-name="T2">q</text:span><text:span text:style-name="T3">E </text:span>and <text:span text:style-name="T2">q</text:span><text:span text:style-name="T3">D</text:span>?</text:p>
        </text:list-item>
      </text:list>
      <text:p text:style-name="P2"/>
      <text:p text:style-name="P6">Using q<text:span text:style-name="T8">shell</text:span> for q<text:span text:style-name="T8">E</text:span> and q<text:span text:style-name="T8">edge</text:span> for q<text:span text:style-name="T8">D</text:span>. <text:s/>We have added this information to the text.</text:p>
      <text:list xml:id="list128455247" text:continue-numbering="true" text:style-name="L2">
        <text:list-header>
          <text:p text:style-name="P19"/>
        </text:list-header>
        <text:list-item>
          <text:p text:style-name="P19"><text:s/>p 10, line 20: Define <text:span text:style-name="T2">q</text:span><text:span text:style-name="T3">shell </text:span>if not already defined.</text:p>
        </text:list-item>
      </text:list>
      <text:p text:style-name="P2"/>
      <text:p text:style-name="P6">We had not explicity defined this quantity; we have added a definition to page 11, lines 4-5 of the revised text, which is the first time we mention this quantity.</text:p>
      <text:list xml:id="list708671328" text:continue-numbering="true" text:style-name="L2">
        <text:list-header>
          <text:p text:style-name="P19"/>
        </text:list-header>
        <text:list-item>
          <text:p text:style-name="P19"><text:s/>p 13, lines 7-8: Change ’a smaller magnitude’ to ’smaller magnitudes’ and ’value’ to ’values’.</text:p>
        </text:list-item>
        <text:list-item>
          <text:p text:style-name="P19"><text:s/>p 13, line 11: Why do you refer to <text:span text:style-name="T2">E </text:span>and <text:span text:style-name="T2">D </text:span>and not <text:span text:style-name="T2">E</text:span><text:span text:style-name="T3">d </text:span>and <text:span text:style-name="T2">D</text:span><text:span text:style-name="T3">d </text:span>here?</text:p>
        </text:list-item>
        <text:list-item>
          <text:p text:style-name="P19"><text:s/>p 13, line 21: Agrees well with what?</text:p>
        </text:list-item>
        <text:list-item>
          <text:p text:style-name="P19"><text:s/>p 13: This is really hard to follow, but I don’t what to suggest to make it clearer.</text:p>
        </text:list-item>
        <text:list-item>
          <text:p text:style-name="P19"><text:s/>p 14, line 6: Change ’to’ to ’for’.</text:p>
        </text:list-item>
      </text:list>
      <text:p text:style-name="P6"/>
      <text:p text:style-name="P6">We have removed section 3c, and so these comments no longer apply to the revised text.</text:p>
      <text:list xml:id="list1440058591" text:continue-numbering="true" text:style-name="L2">
        <text:list-header>
          <text:p text:style-name="P19"/>
        </text:list-header>
        <text:list-item>
          <text:p text:style-name="P19"><text:s/>p 15, lines 7-10: The vertical velocity distribution that you describe is similar to that of a laboratory thermal measured by Scorer (1957) that is shown on page 43 of Emanuel’s textbook, <text:span text:style-name="T4">Atmospheric Convection</text:span>.</text:p>
        </text:list-item>
      </text:list>
      <text:p text:style-name="P2"/>
      <text:p text:style-name="P6">We were not aware of this reference, and thank the reviewer for pointing it out.</text:p>
      <text:p text:style-name="P2"/>
      <text:list xml:id="list579876912" text:continue-numbering="true" text:style-name="L2">
        <text:list-item>
          <text:p text:style-name="P19"><text:s/>p 15, lines 10-12: Since air that is entrained into or detrained from a cumulus updraft is cloudy at some point, and cloudy air is produced by ascent, it is not surprising that such entrained or detrained air is rapidly rising. You do mention this later (on page 19), but it could be noted here as well.</text:p>
        </text:list-item>
      </text:list>
      <text:p text:style-name="P2"/>
      <text:p text:style-name="P6">Airplane observations (Heus et al 2009) and LES results (Jonker et al 2008) both show that the cloud core is surrounded by a downward moving shell of evaporatively cooled, cloudy, dense, descending air, which makes it a little surprising that the air entrained is rising.</text:p>
      <text:list xml:id="list1649865770" text:continue-numbering="true" text:style-name="L2">
        <text:list-header>
          <text:p text:style-name="P19"/>
        </text:list-header>
        <text:list-item>
          <text:p text:style-name="P19"><text:s/>p 15, lines 17-18: It may be instructive to note that <text:span text:style-name="T2">A </text:span>is the fraction of core air in the entrained air, and that <text:span text:style-name="T2">B </text:span>is the fraction of environmental air in the detrained <text:soft-page-break/>air.</text:p>
        </text:list-item>
      </text:list>
      <text:p text:style-name="P6"/>
      <text:p text:style-name="P6">Indeed! <text:s/>We had not realized this was the case, and this seems an important way to conceptualize what is occurring. <text:s/>We have added a paragraph discussing this to the first introduction of A and B on page 10 lines 4-12 of the revised text. <text:s/>We have also relabelled Figure 6 and rewritten parts of the discussion in Section 4 to take advantage of this clearer way of thinking about A and B.</text:p>
      <text:list xml:id="list370197317" text:continue-numbering="true" text:style-name="L2">
        <text:list-header>
          <text:p text:style-name="P19"/>
        </text:list-header>
        <text:list-item>
          <text:p text:style-name="P19"><text:s/>p 19, lines 14-15: Entrainment is usually considered to be the process of incorporating non-turbulent air into a turbulent flow, not the process of converting air from clear to cloudy air, although that can be a by-product of entrainment if the cloudy air is turbulent and the clear air is not, as is the case for cumulus updrafts. It might help to clarify your use of the terms entrainment and detrainment if you mentioned this somewhere in the paper, perhaps in the introduction.</text:p>
        </text:list-item>
      </text:list>
      <text:p text:style-name="P2"/>
      <text:p text:style-name="P6">We have been considering entrainment as the flow of mass into the cloud-core region from outside this region, and detrainment as the flow of mass from the cloud-core region into the region outside the cloud-core. <text:s/>This is the best mathematical description of the entrainment/detrainment process, and it is true that this does not conform to how entrainment is usually considered as a mixing process, as it includes adiabatic processes that expand or contract the cloud-core region without mixing. <text:s/>However, for fluid regions such as cloud core which are defined in reference to their thermodynamic properties, entrainment and detrainment must be expanded to include these processes. <text:s/>For instance, when a cloud core parcel enters the inversion it may become negatively buoyant not due to mixing, but due to the rapidly increasing buoyancy of the environment. <text:s/>This process clearly would be defined to be detrainment in a plume model, where E-D = <text:span text:style-name="T6">ρ</text:span>da/dt + dM/dz.</text:p>
      <text:p text:style-name="P6"/>
      <text:p text:style-name="P6">We have added the full mathematical definition of entrainment and detrainment to the introduction, and have included a brief discussion of the differences between this and the traditional ways entrainment is considered, </text:p>
      <text:p text:style-name="P6">on page 2, lines 1-11 of the revised text.</text:p>
      <text:list xml:id="list395452079" text:continue-numbering="true" text:style-name="L2">
        <text:list-header>
          <text:p text:style-name="P19"/>
        </text:list-header>
        <text:list-item>
          <text:p text:style-name="P19"><text:s/>p 19, lines 20-21: Change ”complicated explicitly modeling” to ”complicated. They explicitly model”. Omit ”by the wind” (it is redundant).</text:p>
        </text:list-item>
      </text:list>
      <text:p text:style-name="P6"/>
      <text:p text:style-name="P6">This appeared awkward when we made this change, so we have simply removed the sentence entirely.</text:p>
      <text:list xml:id="list130620284" text:continue-numbering="true" text:style-name="L2">
        <text:list-header>
          <text:p text:style-name="P19"/>
        </text:list-header>
        <text:list-item>
          <text:p text:style-name="P19"><text:s/>p 19, lines 21, 23; p 20, line 2: It would be more accurate to replace ”precipitation fall rate” with ”precipitation flux convergence”. You could also mention that turbulence does not affect precipitation as strongly as it does cloud particles.</text:p>
        </text:list-item>
      </text:list>
      <text:p text:style-name="P6"/>
      <text:p text:style-name="P6">We have changed precipitation fall rate to precitipation flux convergence where it occurred in the text. We agree, but think that this is consistent with the paragraph as it stands, which does not discuss the interaction of turbulence and cloud microphysics.</text:p>
      <text:list xml:id="list1887644601" text:continue-numbering="true" text:style-name="L2">
        <text:list-header>
          <text:p text:style-name="P19"/>
        </text:list-header>
        <text:list-item>
          <text:p text:style-name="P19">p 20-21: The conclusion section should be more comprehensive.</text:p>
          <text:p text:style-name="P19"/>
        </text:list-item>
      </text:list>
      <text:p text:style-name="P6">We have expanded our conclusion section.</text:p>
      <text:p text:style-name="P6"/>
      <text:p text:style-name="P6"/>
      <text:p text:style-name="P16">Response to Reviewer B</text:p>
      <text:p text:style-name="P7"/>
      <text:list xml:id="list1593056506" text:style-name="L3">
        <text:list-item>
          <text:p text:style-name="P20">The use of the word “correlations”.</text:p>
          <text:p text:style-name="P22"><text:span text:style-name="T16">The paper asserts (including in the abstract, conclusions, and section 3b) that “correlations between entrainment rates and tracer values" are partly responsible for the di</text:span><text:span text:style-name="T16">ff</text:span><text:span text:style-name="T16">erence between directly measured entrainment/detrainment rates and those calculated using tracer budgets. This is an interesting idea, but it is not shown here. Just because the average tracer entrained into the core is larger than the average tracer over some region (say, the cloud shell) does not mean that entrainment rates are correlated with the entrained tracer values. In fact, they could be anticorrelated. What the paper does show is that the mean entrained tracer values (humidity, vertical velocity) are greater than the mean values in the shell; i.e., the mean shell value conditioned on positive entrainment is greater than the unconditioned mean. This language should be substituted for all mentions of “correlation”.</text:span></text:p>
        </text:list-item>
      </text:list>
      <text:p text:style-name="P10"/>
      <text:p text:style-name="P8"><text:span text:style-name="T15">We have replaced most of the “correlation” language with statements to the effect that </text:span><text:span text:style-name="T15">the shell parcels with </text:span><text:span text:style-name="T15">moist</text:span><text:span text:style-name="T15">ure and vertical velocity higher than the mean shell properties are entrained preferentially</text:span><text:span text:style-name="T15">.</text:span></text:p>
      <text:list xml:id="list1519887370" text:continue-numbering="true" text:style-name="L3">
        <text:list-header>
          <text:p text:style-name="P24"/>
        </text:list-header>
        <text:list-item>
          <text:p text:style-name="P20">Likely misidentification of “numerical error".</text:p>
          <text:p text:style-name="P22"><text:span text:style-name="T16">The inability to replicate the bulk-tracer entrainment/detrainment rates from the directly measured entrainment/detrainment rates is ascribed by the paper to numerical error (i.e., MPDATA advection). It is more likely that the error is due to the time averaging that is used to estimate </text:span><text:span text:style-name="T26">φ</text:span><text:span text:style-name="T19">entrain</text:span><text:span text:style-name="T16">. I raised this point in my original review, but I should have done a better job of emphasizing the importance of this point. In order for equations (9a) and (9b) to be true, </text:span><text:span text:style-name="T27">φ</text:span><text:span text:style-name="T20">E </text:span><text:span text:style-name="T16">must be calculated using entrainment-rate weighting [as is done by Romps (2010)], not time-weighting [as is done in this paper to calculate </text:span><text:span text:style-name="T27">φ</text:span><text:span text:style-name="T19">entrain</text:span><text:span text:style-name="T16">]. So, </text:span><text:span text:style-name="T26">φ</text:span><text:span text:style-name="T19">entrain </text:span><text:span text:style-name="T16">does not equal </text:span><text:span text:style-name="T26">φ</text:span><text:span text:style-name="T20">E</text:span><text:span text:style-name="T16">, contrary to the following statement in the manuscript:</text:span></text:p>
        </text:list-item>
      </text:list>
      <text:p text:style-name="P10"><text:span text:style-name="T21"><text:tab/><text:tab/></text:span>This equivalence between (9) and (11) means the Romps tracer <text:tab/><text:tab/><text:tab/><text:tab/>budget formulation agrees exactly with the result of using q<text:span text:style-name="T8">entrain</text:span></text:p>
      <text:p text:style-name="P10"><text:tab/><text:tab/>and q<text:span text:style-name="T8">detrain</text:span> values to transform the direct entrainment and detrainment <text:tab/><text:tab/>into equivalent bulk tracer values.</text:p>
      <text:p text:style-name="P10"/>
      <text:p text:style-name="P9"><text:span text:style-name="T14">φ</text:span><text:span text:style-name="T8">E</text:span><text:span text:style-name="T12"> and </text:span><text:span text:style-name="T14">φ</text:span><text:span text:style-name="T10">D</text:span><text:span text:style-name="T14"> are calculated via entrainment-rate weighting, as we remark on page 10, lines 15-19 of our first revision. <text:s/>Time-weighting is only used when calculating the φ used to determine if the Eφ – Dφ values that result from equation (4) should be assigned to Eφ or Dφ. <text:s/>We have modified the text on page 7 lines 11-23 of the revised paper to make this clearer.</text:span></text:p>
      <text:p text:style-name="P10"/>
      <text:list xml:id="list1538182204" text:style-name="L4">
        <text:list-item>
          <text:p text:style-name="P21">Obfuscating “derivation”.</text:p>
          <text:p text:style-name="P25">My suggestion to delete the “derivation” on page 8 was not heeded, but I strongly recommend that the unnecessary and obfuscating lines of algebra be removed. Reviewer A's comment number 27 is getting at the same point. The text on page 8 states that equations 5 and 6 have been derived by taking equation 5.1 of Siebesma and Cuijpers (1995) and replacing <text:span text:style-name="T25">φ</text:span><text:span text:style-name="T19">env </text:span>with <text:span text:style-name="T24">φ</text:span><text:span text:style-name="T20">E </text:span>and <text:span text:style-name="T24">φ</text:span><text:span text:style-name="T19">core </text:span>with <text:span text:style-name="T25">φ</text:span><text:span text:style-name="T20">D</text:span>, where the replacements are the directly measured <text:soft-page-break/>values. If this were all that were done to the original equations, then the new equations would be incorrect. Instead, an additional and unmentioned substitution has also been made: <text:span text:style-name="T18">E</text:span><text:span text:style-name="T29">φ</text:span><text:span text:style-name="T20"> </text:span>and <text:span text:style-name="T18">D</text:span><text:span text:style-name="T25">φ</text:span><text:span text:style-name="T20"> </text:span>have been replaced by <text:span text:style-name="T18">E</text:span><text:span text:style-name="T20">d </text:span>and <text:span text:style-name="T18">D</text:span><text:span text:style-name="T20">d</text:span>, respectively. The text does not explain why this is allowed. That is, the paper does not explain why <text:span text:style-name="T18">E</text:span><text:span text:style-name="T20">d</text:span><text:span text:style-name="T25">φ</text:span><text:span text:style-name="T20">E</text:span><text:span text:style-name="T22"> </text:span><text:span text:style-name="T22">- </text:span><text:span text:style-name="T18">D</text:span><text:span text:style-name="T20">d</text:span><text:span text:style-name="T25">φ</text:span><text:span text:style-name="T20">D </text:span>= <text:span text:style-name="T18">E</text:span><text:span text:style-name="T29">φ</text:span><text:span text:style-name="T25">φ</text:span><text:span text:style-name="T19">env </text:span><text:span text:style-name="T22"><text:s/></text:span><text:span text:style-name="T22">- </text:span><text:span text:style-name="T18">D</text:span><text:span text:style-name="T29">φ</text:span><text:span text:style-name="T25">φ</text:span><text:span text:style-name="T19">core</text:span>. <text:s/>As I stated in my first review, the reason for this is that both the bulk-tracer method and the direct measurement method are, by design, consistent with the mass fluxes. Similarly, <text:span text:style-name="T18">E</text:span><text:span text:style-name="T29">φ</text:span><text:span text:style-name="T22"> </text:span><text:span text:style-name="T22">- </text:span><text:span text:style-name="T18">D</text:span><text:span text:style-name="T29">φ</text:span><text:span text:style-name="T20"> </text:span>= <text:span text:style-name="T18">E</text:span><text:span text:style-name="T20">d </text:span><text:span text:style-name="T22">-</text:span><text:span text:style-name="T22"> </text:span><text:span text:style-name="T18">D</text:span><text:span text:style-name="T20">d</text:span>. Rearranging these two equations gives equations (9a) and (9b). Equations 5, 6, 7, and 8 are superfluous { the important equations are hidden in the unexplained rewriting of Siebesma and Cuijpers' 5.1 (which uses <text:span text:style-name="T18">E</text:span><text:span text:style-name="T20">d</text:span><text:span text:style-name="T25">φ</text:span><text:span text:style-name="T20">E </text:span><text:span text:style-name="T22">-</text:span><text:span text:style-name="T22"> </text:span><text:span text:style-name="T18">D</text:span><text:span text:style-name="T20">d</text:span><text:span text:style-name="T25">φ</text:span><text:span text:style-name="T20">D </text:span>= <text:span text:style-name="T18">E</text:span><text:span text:style-name="T29">φ</text:span><text:span text:style-name="T25">φ</text:span><text:span text:style-name="T19">env </text:span><text:span text:style-name="T22">-</text:span><text:span text:style-name="T22"> </text:span><text:span text:style-name="T18">D</text:span><text:span text:style-name="T29">φ</text:span><text:span text:style-name="T25">φ</text:span><text:span text:style-name="T19">core</text:span>) and the mention of “the continuity equation for a cloud plume” (which uses <text:span text:style-name="T18">E</text:span><text:span text:style-name="T20"> </text:span><text:span text:style-name="T22">-</text:span><text:span text:style-name="T22"> </text:span><text:span text:style-name="T18">D</text:span><text:span text:style-name="T20"> </text:span>= <text:span text:style-name="T18">E</text:span><text:span text:style-name="T20">d </text:span><text:span text:style-name="T22">-</text:span><text:span text:style-name="T22"> </text:span><text:span text:style-name="T18">D</text:span><text:span text:style-name="T20">d</text:span>).</text:p>
        </text:list-item>
      </text:list>
      <text:p text:style-name="P10"/>
      <text:p text:style-name="P9">We have replaced our derivation of these relations with your derivation.</text:p>
      <text:p text:style-name="P15"/>
      <text:list xml:id="list1167672599" text:continue-numbering="true" text:style-name="L4">
        <text:list-item>
          <text:p text:style-name="P21">Impenetrable section 3c</text:p>
          <text:p text:style-name="P25">To the best of my understanding, the rest of section 3c is devoted to trying to show that the “Romps” and “Siebesma” budgets suffer from some unexplained “possible sources of error”. I suspect that the “error” that the paper is describing is really the error introduced by the approximation <text:span text:style-name="T25">φ</text:span><text:span text:style-name="T19">entrain </text:span><text:span text:style-name="T31">≈</text:span><text:span text:style-name="T22"> </text:span><text:span text:style-name="T30">φ</text:span><text:span text:style-name="T20">E</text:span>, as I discuss in my previous comment. But, I cannot know for sure because key pieces of information are missing from this section (e.g., definition of terms, motivation, explanation of method, etc.). </text:p>
        </text:list-item>
      </text:list>
      <text:p text:style-name="P10"/>
      <text:p text:style-name="P9">The reviewer is quite right, except in that the “error” was inclusion of diffusion processes in the forcing term of equation (5); we have removed section 3c from the text. <text:s/></text:p>
      <text:p text:style-name="P9"/>
      <text:p text:style-name="P11">Additional minor comments are as follows:</text:p>
      <text:p text:style-name="P14"/>
      <text:list xml:id="list420547557" text:style-name="L6">
        <text:list-item>
          <text:p text:style-name="P23"><text:span text:style-name="T16">In equations 9 through 10, why is there a subscript </text:span><text:span text:style-name="T17">T </text:span><text:span text:style-name="T16">on these variables? </text:span><text:span text:style-name="T17">E</text:span><text:span text:style-name="T20">T </text:span><text:span text:style-name="T16">is just </text:span><text:span text:style-name="T17">E</text:span><text:span text:style-name="T16">, so why call it by an additional name? It might make sense to use the subscript </text:span><text:span text:style-name="T17">T </text:span><text:span text:style-name="T16">when the approximations of </text:span><text:span text:style-name="T17">q</text:span><text:span text:style-name="T20">E </text:span><text:span text:style-name="T16">= </text:span><text:span text:style-name="T17">q</text:span><text:span text:style-name="T19">edge </text:span><text:span text:style-name="T16">and </text:span><text:span text:style-name="T17">q</text:span><text:span text:style-name="T20">D </text:span><text:span text:style-name="T16">= </text:span><text:span text:style-name="T17">q</text:span><text:span text:style-name="T19">shell </text:span><text:span text:style-name="T16">are being used in equations (9a) and (9b), because then </text:span><text:span text:style-name="T17">E</text:span><text:span text:style-name="T20">T </text:span><text:span text:style-name="T16">does not necessarily equal </text:span><text:span text:style-name="T17">E</text:span><text:span text:style-name="T16">. But, this should be made clear and the subscripts used only where appropriate.</text:span></text:p>
        </text:list-item>
      </text:list>
      <text:p text:style-name="P10"/>
      <text:p text:style-name="P9">While the results of these two methods of calculation should be identical, we feel it helps the reader to follow what we are doing if we explicitly specify whether E<text:span text:style-name="T10">φ</text:span> was calculated using mean vertical profiles of mass flux and tracer properties using equations (3a) and (3b) or using horizontal sums of local, directly calculated entrainment and detrainment rates transformed via equations (8a) and (8b). <text:s/>We have added statements to the text on page 9 lines 5-6 and page 10 lines 13-14 to make this distinction clearer.</text:p>
      <text:list xml:id="list1123040004" text:continue-numbering="true" text:style-name="L6">
        <text:list-header>
          <text:p text:style-name="P31"/>
        </text:list-header>
        <text:list-item>
          <text:p text:style-name="P23"><text:span text:style-name="T16">From my reading of the text, the subscript </text:span><text:span text:style-name="T17">S </text:span><text:span text:style-name="T16">is unnecessary. It is also used inconsistently. I recommend dropping it.</text:span></text:p>
        </text:list-item>
        <text:list-item>
          <text:p text:style-name="P27">In the Figure 1 caption, delete “variability of”.</text:p>
        </text:list-item>
      </text:list>
      <text:p text:style-name="P10"/>
      <text:p text:style-name="P9">D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ZNRUS+CMMI10" svg:font-family="AZNRUS+CMMI10"/>
    <style:font-face style:name="CVNTFI+CMR12" svg:font-family="CVNTFI+CMR12"/>
    <style:font-face style:name="GUBUIE+CMR12" svg:font-family="GUBUIE+CMR12"/>
    <style:font-face style:name="IQJGGZ+CMMI12" svg:font-family="IQJGGZ+CMMI12"/>
    <style:font-face style:name="JHDYHK+CMMI8" svg:font-family="JHDYHK+CMMI8"/>
    <style:font-face style:name="KCPXOC+CMBX10" svg:font-family="KCPXOC+CMBX10"/>
    <style:font-face style:name="Lohit Hindi1" svg:font-family="'Lohit Hindi'"/>
    <style:font-face style:name="MPCPIT+CMMI12" svg:font-family="MPCPIT+CMMI12"/>
    <style:font-face style:name="OpenSymbol" svg:font-family="OpenSymbol"/>
    <style:font-face style:name="PHDLKF+CMMI8" svg:font-family="PHDLKF+CMMI8"/>
    <style:font-face style:name="QBEQCG+CMR8" svg:font-family="QBEQCG+CMR8"/>
    <style:font-face style:name="RHXVKY+CMSY10" svg:font-family="RHXVKY+CMSY10"/>
    <style:font-face style:name="TKIJXR+CMTI10" svg:font-family="TKIJXR+CMTI10"/>
    <style:font-face style:name="TTODEF+CMR10" svg:font-family="TTODEF+CMR10"/>
    <style:font-face style:name="Ubuntu" svg:font-family="Ubuntu"/>
    <style:font-face style:name="WGRIHE+CMBX12" svg:font-family="WGRIHE+CMBX12"/>
    <style:font-face style:name="YVQTVE+CMMI8" svg:font-family="YVQTVE+CMMI8"/>
    <style:font-face style:name="Times New Roman1" svg:font-family="'Times New Roman'" style:font-family-generic="roman"/>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12T15:35:17</meta:creation-date>
    <dc:date>2011-05-29T16:48:35</dc:date>
    <meta:editing-duration>P9DT3H19M49S</meta:editing-duration>
    <meta:editing-cycles>81</meta:editing-cycles>
    <meta:generator>LibreOffice/3.3$Linux LibreOffice_project/330m19$Build-202</meta:generator>
    <meta:document-statistic meta:table-count="0" meta:image-count="0" meta:object-count="1" meta:page-count="7" meta:paragraph-count="107" meta:word-count="3491" meta:character-count="19904"/>
  </office:meta>
</office:document-meta>
</file>

<file path=Object 1/content.xml><?xml version="1.0" encoding="utf-8"?>
<math xmlns="http://www.w3.org/1998/Math/MathML">
  <semantics>
    <mrow>
      <mi>E</mi>
      <mrow>
        <mi>q</mi>
        <mi mathvariant="normal">=</mi>
        <mrow>
          <mi mathvariant="normal">∑</mi>
          <msub>
            <mi>E</mi>
            <mi>n</mi>
          </msub>
        </mrow>
      </mrow>
      <msub>
        <mi>q</mi>
        <mi>n</mi>
      </msub>
    </mrow>
    <annotation encoding="StarMath 5.0">E q = sum E_n q_n
</annotation>
  </semantics>
</math>
</file>